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302in" fo:margin-right="0in" fo:text-indent="0in" style:auto-text-indent="false"/>
    </style:style>
    <style:style style:name="P2" style:family="paragraph" style:parent-style-name="Preformatted_20_Text">
      <style:paragraph-properties fo:margin-left="0.302in" fo:margin-right="0in" fo:margin-top="0in" fo:margin-bottom="0in" fo:text-indent="0in" style:auto-text-indent="false" fo:padding="0in" fo:border="none"/>
    </style:style>
    <style:style style:name="P3" style:family="paragraph" style:parent-style-name="Text_20_body">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tab/><draw:frame draw:style-name="fr1" draw:name="graphics1" text:anchor-type="as-char" svg:width="0.0161in" svg:height="0.0161in" draw:z-index="0"><draw:image xlink:href="https://pixel-geo.prfct.co/cs/?partnerId=goo" xlink:type="simple" xlink:show="embed" xlink:actuate="onLoad"/></draw:frame><draw:frame draw:style-name="fr1" draw:name="graphics2" text:anchor-type="as-char" svg:width="0.0161in" svg:height="0.0161in" draw:z-index="1"><draw:image xlink:href="https://pixel-geo.prfct.co/cs/?partnerId=fbx" xlink:type="simple" xlink:show="embed" xlink:actuate="onLoad"/></draw:frame><draw:frame draw:style-name="fr1" draw:name="graphics3" text:anchor-type="as-char" svg:width="0.0161in" svg:height="0.0161in" draw:z-index="2"><draw:image xlink:href="https://pixel-geo.prfct.co/seg/?add=649205,5411417,5411489,5411540,5411554,5411559,5411562&amp;source=js_tag&amp;a_id=7618" xlink:type="simple" xlink:show="embed" xlink:actuate="onLoad"/></draw:frame><draw:frame draw:style-name="fr1" draw:name="graphics4" text:anchor-type="as-char" svg:width="0.0161in" svg:height="0.0161in" draw:z-index="3"><draw:image xlink:href="https://secure.adnxs.com/seg?t=2&amp;add=5411562" xlink:type="simple" xlink:show="embed" xlink:actuate="onLoad"/></draw:frame><draw:frame draw:style-name="fr1" draw:name="graphics5" text:anchor-type="as-char" svg:width="0.0161in" svg:height="0.0161in" draw:z-index="4"><draw:image xlink:href="https://secure.adnxs.com/seg?t=2&amp;add=5411559" xlink:type="simple" xlink:show="embed" xlink:actuate="onLoad"/></draw:frame><draw:frame draw:style-name="fr1" draw:name="graphics6" text:anchor-type="as-char" svg:width="0.0161in" svg:height="0.0161in" draw:z-index="5"><draw:image xlink:href="https://secure.adnxs.com/seg?t=2&amp;add=5411554" xlink:type="simple" xlink:show="embed" xlink:actuate="onLoad"/></draw:frame><draw:frame draw:style-name="fr1" draw:name="graphics7" text:anchor-type="as-char" svg:width="0.0161in" svg:height="0.0161in" draw:z-index="6"><draw:image xlink:href="https://secure.adnxs.com/seg?t=2&amp;add=5411540" xlink:type="simple" xlink:show="embed" xlink:actuate="onLoad"/></draw:frame><draw:frame draw:style-name="fr1" draw:name="graphics8" text:anchor-type="as-char" svg:width="0.0161in" svg:height="0.0161in" draw:z-index="7"><draw:image xlink:href="https://secure.adnxs.com/seg?t=2&amp;add=5411489" xlink:type="simple" xlink:show="embed" xlink:actuate="onLoad"/></draw:frame><draw:frame draw:style-name="fr1" draw:name="graphics9" text:anchor-type="as-char" svg:width="0.0161in" svg:height="0.0161in" draw:z-index="8"><draw:image xlink:href="https://secure.adnxs.com/seg?t=2&amp;add=5411417" xlink:type="simple" xlink:show="embed" xlink:actuate="onLoad"/></draw:frame><draw:frame draw:style-name="fr1" draw:name="graphics10" text:anchor-type="as-char" svg:width="0.0161in" svg:height="0.0161in" draw:z-index="9"><draw:image xlink:href="https://secure.adnxs.com/seg?t=2&amp;add=649205" xlink:type="simple" xlink:show="embed" xlink:actuate="onLoad"/></draw:frame></text:p>
      <text:h text:style-name="Heading_20_2" text:outline-level="2">Reading an Excel Spreadsheet</text:h>
      <text:p text:style-name="Text_20_body">In this section, we will look at a function that demonstrates different ways of reading an Excel file. Here’s the code example:</text:p>
      <text:p text:style-name="P2">import xlrd</text:p>
      <text:p text:style-name="P2">#----------------------------------------------------------------------</text:p>
      <text:p text:style-name="P2">def open_file(path):</text:p>
      <text:p text:style-name="P2"><text:s text:c="4"/>"""</text:p>
      <text:p text:style-name="P2"><text:s text:c="4"/>Open and read an Excel file</text:p>
      <text:p text:style-name="P2"><text:s text:c="4"/>"""</text:p>
      <text:p text:style-name="P2"><text:s text:c="4"/>book = xlrd.open_workbook(path)</text:p>
      <text:p text:style-name="P2"><text:s text:c="4"/># print number of sheets</text:p>
      <text:p text:style-name="P2"><text:s text:c="4"/>print book.nsheets</text:p>
      <text:p text:style-name="P2"><text:s text:c="4"/># print sheet names</text:p>
      <text:p text:style-name="P2"><text:s text:c="4"/>print book.sheet_names()</text:p>
      <text:p text:style-name="P2"><text:s text:c="4"/># get the first worksheet</text:p>
      <text:p text:style-name="P2"><text:s text:c="4"/>first_sheet = book.sheet_by_index(0)</text:p>
      <text:p text:style-name="P2"><text:s text:c="4"/># read a row</text:p>
      <text:p text:style-name="P2"><text:s text:c="4"/>print first_sheet.row_values(0)</text:p>
      <text:p text:style-name="P2"><text:s text:c="4"/># read a cell</text:p>
      <text:p text:style-name="P2"><text:s text:c="4"/>cell = first_sheet.cell(0,0)</text:p>
      <text:p text:style-name="P2"><text:s text:c="4"/>print cell</text:p>
      <text:p text:style-name="P2"><text:s text:c="4"/>print cell.value</text:p>
      <text:p text:style-name="P2"><text:s text:c="4"/># read a row slice</text:p>
      <text:p text:style-name="P2"><text:s text:c="4"/>print first_sheet.row_slice(rowx=0,</text:p>
      <text:p text:style-name="P2"><text:s text:c="32"/>start_colx=0,</text:p>
      <text:p text:style-name="P2"><text:s text:c="32"/>end_colx=2)</text:p>
      <text:p text:style-name="P2">#----------------------------------------------------------------------</text:p>
      <text:p text:style-name="P2">if __name__ == "__main__":</text:p>
      <text:p text:style-name="P2"><text:s text:c="4"/>path = "test.xls"</text:p>
      <text:p text:style-name="P2"><text:s text:c="4"/>open_file(path)</text:p>
      <text:p text:style-name="P1">Let’s break this down a bit. First we import <text:span text:style-name="Strong_20_Emphasis">xlrd</text:span> and then in our function, we open the Excel workbook that was passed in. The next couple of lines show how to introspect the book. We find out how many worksheets there are in the workbook and we print out their names. Next we extract the first worksheet via the <text:span text:style-name="Strong_20_Emphasis">sheet_by_index</text:span> method. We can read an entire row from the worksheet using the <text:span text:style-name="Strong_20_Emphasis">row_values</text:span> method. If we want to get a particular cell’s value, we can call the <text:span text:style-name="Strong_20_Emphasis">cell</text:span> method and pass it the row and column indexes. Finally we use xlrd’s <text:span text:style-name="Strong_20_Emphasis">row_slice</text:span> method to read a portion of the row. As you can see, this last method accepts a row index and the starting and ending column indexes to determine what to return. The row_slice method returns a list of cell instances.</text:p>
      <text:p text:style-name="Text_20_body">This makes it very easy to iterate over a group of cells. Here’s a small snippet to demonstrate:</text:p>
      <text:p text:style-name="P2">cells = first_sheet.row_slice(rowx=0,</text:p>
      <text:p text:style-name="P2"><text:s text:c="30"/>start_colx=0,</text:p>
      <text:p text:style-name="P2"><text:s text:c="30"/>end_colx=2)</text:p>
      <text:p text:style-name="P2">for cell in cells:</text:p>
      <text:p text:style-name="P2"><text:s text:c="4"/>print cell.value</text:p>
      <text:p text:style-name="P1">The xlrd package supports the following types of cells: text, number (i.e. float), dates (any number format that “looks” like a date), Boolean, error and empty/blank. The package also supports extracting data from named cells, although the project doesn’t support all types of named cells. The <text:a xlink:type="simple" xlink:href="http://www.simplistix.co.uk/presentations/python-excel.pdf" office:target-frame-name="_blank" xlink:show="new" text:style-name="Internet_20_link" text:visited-style-name="Visited_20_Internet_20_Link">reference text</text:a> is a bit vague on what exactly it does not support though.</text:p>
      <text:p text:style-name="Text_20_body">If you need to copy cell formatting you will need to download the <text:a xlink:type="simple" xlink:href="https://pypi.python.org/pypi/xlutils/1.7.0" office:target-frame-name="_blank" xlink:show="new" text:style-name="Internet_20_link" text:visited-style-name="Visited_20_Internet_20_Link">xlutils package</text:a>.</text:p>
      <text:p text:style-name="Horizontal_20_Line"/>
      <text:h text:style-name="Heading_20_3" text:outline-level="3"><text:soft-page-break/>Wrapping Up</text:h>
      <text:p text:style-name="Text_20_body">At this point you should know enough to read most Excel files that were built using Microsoft’s <text:span text:style-name="Strong_20_Emphasis">XLS</text:span> format. There is another package that also supports reading xls/xlsx files called the <text:a xlink:type="simple" xlink:href="http://pythonhosted.org/openpyxl/" office:target-frame-name="_blank" xlink:show="new" text:style-name="Internet_20_link" text:visited-style-name="Visited_20_Internet_20_Link">openpyxl</text:a> project. You might want to check it out as an alternative.</text:p>
      <text:p text:style-name="P3"><text:a xlink:type="simple" xlink:href="https://dzone.com/go?i=133025&amp;u=http%3A%2F%2Fhortonworks.com%2Fproducts%2Fsandbox%2F%3Futm_medium%3Dsponsored-content%26utm_source%3Ddzone%26utm_campaign%3Dsandbox" office:target-frame-name="_blank" xlink:show="new" text:style-name="Internet_20_link" text:visited-style-name="Visited_20_Internet_20_Link">Hortonworks Sandbox</text:a> is a personal, portable Apache Hadoop® environment that comes with dozens of interactive Hadoop and it's ecosystem tutorials and the most exciting developments from the latest HDP distribution, brought to you in partnership with <text:a xlink:type="simple" xlink:href="https://dzone.com/go?i=133025&amp;u=http%3A%2F%2Fhortonworks.com%2Fproducts%2Fsandbox%2F%3Futm_medium%3Dsponsored-content%26utm_source%3Ddzone%26utm_campaign%3Dsandbox" office:target-frame-name="_blank" xlink:show="new" text:style-name="Internet_20_link" text:visited-style-name="Visited_20_Internet_20_Link">Hortonwork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S</meta:editing-duration>
    <meta:editing-cycles>3</meta:editing-cycles>
    <meta:generator>OpenOffice/4.1.2$Win32 OpenOffice.org_project/412m3$Build-9782</meta:generator>
    <dc:date>2016-10-09T08:53:48.91</dc:date>
    <dc:creator>PRASAD VS</dc:creator>
    <meta:document-statistic meta:table-count="0" meta:image-count="10" meta:object-count="0" meta:page-count="2" meta:paragraph-count="42" meta:word-count="427" meta:character-count="2939"/>
    <meta:user-defined meta:name="Info 1"/>
    <meta:user-defined meta:name="Info 2"/>
    <meta:user-defined meta:name="Info 3"/>
    <meta:user-defined meta:name="Info 4"/>
  </office:meta>
</office:document-meta>
</file>